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11.262cm"/>
    </style:style>
    <style:style style:name="co6" style:family="table-column">
      <style:table-column-properties fo:break-before="auto" style:column-width="28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99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font-name="Arimo" style:text-underline-style="none" style:font-name-asian="DejaVu Sans Condensed" style:font-name-complex="Lohit Hindi"/>
    </style:style>
    <style:style style:name="ce12" style:family="table-cell" style:parent-style-name="Default">
      <style:text-properties fo:color="#cc99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color="#000000" style:font-name="Arimo" style:font-name-asian="DejaVu Sans Condensed" style:font-name-complex="Lohit Hindi"/>
    </style:style>
    <style:style style:name="ce15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  <style:style style:name="T2" style:family="text">
      <style:text-properties fo:color="#0000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2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4" office:value-type="string">
            <text:p>s_fov </text:p>
          </table:table-cell>
          <table:table-cell table:number-columns-repeated="2"/>
          <table:table-cell table:style-name="ce14" office:value-type="string">
            <text:p>No manejados por ASDMCsvConverter. Extraidos desde los excel generados por Harvester. (Basta extraer el FOV de un Field asociado al Scan, por inspección visual se “asume” que todos los “ASDM_UID “ poseen el mismo fov independiente del “Field” asociado que posean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2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5"/>
          <table:table-cell table:style-name="ce17" table:number-columns-repeated="3"/>
        </table:table-row>
        <table:table-row table:style-name="ro1">
          <table:table-cell/>
          <table:table-cell office:value-type="string">
            <text:p>t_resolution</text:p>
          </table:table-cell>
          <table:table-cell table:style-name="ce9" office:value-type="string">
            <text:p>Mismo valor que el t_exptime (por mientras)</text:p>
          </table:table-cell>
          <table:table-cell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4" office:value-type="string">
            <text:p>em_res_power </text:p>
          </table:table-cell>
          <table:table-cell/>
          <table:table-cell table:style-name="ce10"/>
          <table:table-cell table:style-name="ce16" office:value-type="string">
            <text:p>No manejados por ASDMCsvConverter. Extraidos desde los excel generados por Harvester. “FREQUENCY_RESOLUTION”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5" office:value-type="string">
            <text:p>noise 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redshift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>
            <text:p>fits_name</text:p>
          </table:table-cell>
          <table:table-cell table:style-name="ce11" office:value-type="string">
            <text:p>Nombre del fits asociado</text:p>
          </table:table-cell>
          <table:table-cell table:style-name="ce10" office:value-type="string">
            <text:p>OK</text:p>
          </table:table-cell>
          <table:table-cell table:style-name="ce16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2" office:value-type="string">
            <text:p>Solo falta detallar la velocidad de la luz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29-08-2014</text:date>, <text:time>21:52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8-29T21:51:59</dc:date>
    <meta:editing-duration>PT5H2M23S</meta:editing-duration>
    <meta:editing-cycles>43</meta:editing-cycles>
    <meta:generator>OpenOffice/4.1.0$Unix OpenOffice.org_project/410m18$Build-9764</meta:generator>
    <meta:document-statistic meta:table-count="3" meta:cell-count="112" meta:object-count="0"/>
  </office:meta>
</office:document-meta>
</file>